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52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75.16mm"/>
    </style:style>
    <style:style style:name="co5" style:family="table-column">
      <style:table-column-properties fo:break-before="auto" style:column-width="76.52mm"/>
    </style:style>
    <style:style style:name="co6" style:family="table-column">
      <style:table-column-properties fo:break-before="auto" style:column-width="123.9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77.33mm"/>
    </style:style>
    <style:style style:name="co9" style:family="table-column">
      <style:table-column-properties fo:break-before="auto" style:column-width="105.66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104.56mm"/>
    </style:style>
    <style:style style:name="co12" style:family="table-column">
      <style:table-column-properties fo:break-before="auto" style:column-width="100.49mm"/>
    </style:style>
    <style:style style:name="co13" style:family="table-column">
      <style:table-column-properties fo:break-before="auto" style:column-width="113.2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4.48mm" svg:height="131.75mm" svg:x="33.79mm" svg:y="53.65mm">
            <draw:object draw:notify-on-update-of-ranges="Sheet1.A2:Sheet1.A8 Sheet1.B1:Sheet1.B1 Sheet1.B2:Sheet1.B8 Sheet1.C1:Sheet1.C1 Sheet1.C2:Sheet1.C8 Sheet1.D1:Sheet1.D1 Sheet1.D2:Sheet1.D8 Sheet1.E1:Sheet1.E1 Sheet1.E2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4.48mm" svg:height="157.27mm" svg:x="205.86mm" svg:y="118.72mm">
            <draw:object draw:notify-on-update-of-ranges="Sheet1.D14:Sheet1.D25 Sheet1.E13:Sheet1.E13 Sheet1.E14:Sheet1.E25 Sheet1.F13:Sheet1.F13 Sheet1.F14:Sheet1.F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4.48mm" svg:height="157.27mm" svg:x="363.2mm" svg:y="120.87mm">
            <draw:object draw:notify-on-update-of-ranges="Sheet1.D14:Sheet1.D25 Sheet1.G13:Sheet1.G13 Sheet1.G14:Sheet1.G25 Sheet1.H13:Sheet1.H13 Sheet1.H14:Sheet1.H25 Sheet1.K13:Sheet1.K13 Sheet1.K14:Sheet1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4.48mm" svg:height="157.27mm" svg:x="568.02mm" svg:y="125.91mm">
            <draw:object draw:notify-on-update-of-ranges="Sheet1.D14:Sheet1.D25 Sheet1.J13:Sheet1.J13 Sheet1.J14:Sheet1.J25 Sheet1.I13:Sheet1.I13 Sheet1.I14:Sheet1.I25 Sheet1.L13:Sheet1.L13 Sheet1.L14:Sheet1.L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TRIX [NB_ROWS, NB_COLUMNS]</text:p>
          </table:table-cell>
          <table:table-cell office:value-type="string" calcext:value-type="string">
            <text:p>Version 1 time (s)</text:p>
          </table:table-cell>
          <table:table-cell office:value-type="string" calcext:value-type="string">
            <text:p>Version 2 time (s)</text:p>
          </table:table-cell>
          <table:table-cell office:value-type="string" calcext:value-type="string">
            <text:p>Version 1 time(s) with auto vectorization (-O3)</text:p>
          </table:table-cell>
          <table:table-cell office:value-type="string" calcext:value-type="string">
            <text:p>Version 2 time(s) with auto vectorization (-O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10000, 10000]</text:p>
          </table:table-cell>
          <table:table-cell office:value-type="float" office:value="1.583153" calcext:value-type="float">
            <text:p>1,583153</text:p>
          </table:table-cell>
          <table:table-cell office:value-type="float" office:value="0.516872" calcext:value-type="float">
            <text:p>0,516872</text:p>
          </table:table-cell>
          <table:table-cell office:value-type="float" office:value="1.573465" calcext:value-type="float">
            <text:p>1,573465</text:p>
          </table:table-cell>
          <table:table-cell office:value-type="float" office:value="0.038164" calcext:value-type="float">
            <text:p>0,038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15000, 15000]</text:p>
          </table:table-cell>
          <table:table-cell office:value-type="float" office:value="3.909639" calcext:value-type="float">
            <text:p>3,909639</text:p>
          </table:table-cell>
          <table:table-cell office:value-type="float" office:value="1.012787" calcext:value-type="float">
            <text:p>1,012787</text:p>
          </table:table-cell>
          <table:table-cell office:value-type="float" office:value="3.750684" calcext:value-type="float">
            <text:p>3,750684</text:p>
          </table:table-cell>
          <table:table-cell office:value-type="float" office:value="0.092878" calcext:value-type="float">
            <text:p>0,0928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20000, 20000]</text:p>
          </table:table-cell>
          <table:table-cell office:value-type="float" office:value="8.100152" calcext:value-type="float">
            <text:p>8,100152</text:p>
          </table:table-cell>
          <table:table-cell office:value-type="float" office:value="1.871772" calcext:value-type="float">
            <text:p>1,871772</text:p>
          </table:table-cell>
          <table:table-cell office:value-type="float" office:value="6.747401" calcext:value-type="float">
            <text:p>6,747401</text:p>
          </table:table-cell>
          <table:table-cell office:value-type="float" office:value="0.134261" calcext:value-type="float">
            <text:p>0,134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25000, 25000]</text:p>
          </table:table-cell>
          <table:table-cell office:value-type="float" office:value="14.978578" calcext:value-type="float">
            <text:p>14,978578</text:p>
          </table:table-cell>
          <table:table-cell office:value-type="float" office:value="2.921892" calcext:value-type="float">
            <text:p>2,921892</text:p>
          </table:table-cell>
          <table:table-cell office:value-type="float" office:value="13.940706" calcext:value-type="float">
            <text:p>13,940706</text:p>
          </table:table-cell>
          <table:table-cell office:value-type="float" office:value="0.211169" calcext:value-type="float">
            <text:p>0,2111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30000, 30000]</text:p>
          </table:table-cell>
          <table:table-cell office:value-type="float" office:value="21.625188" calcext:value-type="float">
            <text:p>21,625188</text:p>
          </table:table-cell>
          <table:table-cell office:value-type="float" office:value="4.065816" calcext:value-type="float">
            <text:p>4,065816</text:p>
          </table:table-cell>
          <table:table-cell office:value-type="float" office:value="20.82191" calcext:value-type="float">
            <text:p>20,82191</text:p>
          </table:table-cell>
          <table:table-cell office:value-type="float" office:value="0.353321" calcext:value-type="float">
            <text:p>0,3533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35000, 35000]</text:p>
          </table:table-cell>
          <table:table-cell office:value-type="float" office:value="30.522555" calcext:value-type="float">
            <text:p>30,522555</text:p>
          </table:table-cell>
          <table:table-cell office:value-type="float" office:value="5.474082" calcext:value-type="float">
            <text:p>5,474082</text:p>
          </table:table-cell>
          <table:table-cell office:value-type="float" office:value="28.225434" calcext:value-type="float">
            <text:p>28,225434</text:p>
          </table:table-cell>
          <table:table-cell office:value-type="float" office:value="0.540764" calcext:value-type="float">
            <text:p>0,5407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40000, 40000]</text:p>
          </table:table-cell>
          <table:table-cell office:value-type="float" office:value="52.777345" calcext:value-type="float">
            <text:p>52,777345</text:p>
          </table:table-cell>
          <table:table-cell office:value-type="float" office:value="7.325628" calcext:value-type="float">
            <text:p>7,325628</text:p>
          </table:table-cell>
          <table:table-cell office:value-type="float" office:value="44.00946" calcext:value-type="float">
            <text:p>44,00946</text:p>
          </table:table-cell>
          <table:table-cell office:value-type="float" office:value="0.748223" calcext:value-type="float">
            <text:p>0,748223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TRIX [50000, 40000]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b_threads</text:p>
          </table:table-cell>
          <table:table-cell office:value-type="string" calcext:value-type="string">
            <text:p>Version 2 time(s) with -O3</text:p>
          </table:table-cell>
          <table:table-cell office:value-type="string" calcext:value-type="string">
            <text:p><text:span text:style-name="T1">Version 2 time(s) with -O3</text:span> and with openmp</text:p>
          </table:table-cell>
          <table:table-cell office:value-type="string" calcext:value-type="string">
            <text:p>Version 2 time(s) without -O3</text:p>
          </table:table-cell>
          <table:table-cell office:value-type="string" calcext:value-type="string">
            <text:p>Version 2 time(s) without -O3 and with (openmp)</text:p>
          </table:table-cell>
          <table:table-cell office:value-type="string" calcext:value-type="string">
            <text:p>acceleration version 2 without -O3 and with openmp</text:p>
          </table:table-cell>
          <table:table-cell office:value-type="string" calcext:value-type="string">
            <text:p>ideal acceleration</text:p>
          </table:table-cell>
          <table:table-cell office:value-type="string" calcext:value-type="string">
            <text:p>computing time version 2 with pthreads</text:p>
          </table:table-cell>
          <table:table-cell office:value-type="string" calcext:value-type="string">
            <text:p>acceleration version 2 with pthread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970354" calcext:value-type="float">
            <text:p>0,970354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8.46076" calcext:value-type="float">
            <text:p>8,46076</text:p>
          </table:table-cell>
          <table:table-cell table:formula="of:=[.H14]/[.H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.648754" calcext:value-type="float">
            <text:p>8,648754</text:p>
          </table:table-cell>
          <table:table-cell table:formula="of:=[.K14]/[.K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508833" calcext:value-type="float">
            <text:p>0,508833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4.271187" calcext:value-type="float">
            <text:p>4,271187</text:p>
          </table:table-cell>
          <table:table-cell table:formula="of:=[.H14]/[.H15]" office:value-type="float" office:value="1.9808919628197" calcext:value-type="float">
            <text:p>1,9808919628197</text:p>
          </table:table-cell>
          <table:table-cell office:value-type="float" office:value="2" calcext:value-type="float">
            <text:p>2</text:p>
          </table:table-cell>
          <table:table-cell office:value-type="float" office:value="4.133991" calcext:value-type="float">
            <text:p>4,133991</text:p>
          </table:table-cell>
          <table:table-cell table:formula="of:=[.K14]/[.K15]" office:value-type="float" office:value="2.09210760255646" calcext:value-type="float">
            <text:p>2,092107602556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344952" calcext:value-type="float">
            <text:p>0,344952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2.870387" calcext:value-type="float">
            <text:p>2,870387</text:p>
          </table:table-cell>
          <table:table-cell table:formula="of:=[.H14]/[.H16]" office:value-type="float" office:value="2.94760253582531" calcext:value-type="float">
            <text:p>2,94760253582531</text:p>
          </table:table-cell>
          <table:table-cell office:value-type="float" office:value="3" calcext:value-type="float">
            <text:p>3</text:p>
          </table:table-cell>
          <table:table-cell office:value-type="float" office:value="2.844074" calcext:value-type="float">
            <text:p>2,844074</text:p>
          </table:table-cell>
          <table:table-cell table:formula="of:=[.K14]/[.K16]" office:value-type="float" office:value="3.04097361742346" calcext:value-type="float">
            <text:p>3,04097361742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7695" calcext:value-type="float">
            <text:p>0,27695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2.078142" calcext:value-type="float">
            <text:p>2,078142</text:p>
          </table:table-cell>
          <table:table-cell table:formula="of:=[.H14]/[.H17]" office:value-type="float" office:value="4.07130985274346" calcext:value-type="float">
            <text:p>4,07130985274346</text:p>
          </table:table-cell>
          <table:table-cell office:value-type="float" office:value="4" calcext:value-type="float">
            <text:p>4</text:p>
          </table:table-cell>
          <table:table-cell office:value-type="float" office:value="2.104724" calcext:value-type="float">
            <text:p>2,104724</text:p>
          </table:table-cell>
          <table:table-cell table:formula="of:=[.K14]/[.K17]" office:value-type="float" office:value="4.10921051881387" calcext:value-type="float">
            <text:p>4,109210518813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22897" calcext:value-type="float">
            <text:p>0,222897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1.622367" calcext:value-type="float">
            <text:p>1,622367</text:p>
          </table:table-cell>
          <table:table-cell table:formula="of:=[.H14]/[.H18]" office:value-type="float" office:value="5.21507155902456" calcext:value-type="float">
            <text:p>5,21507155902456</text:p>
          </table:table-cell>
          <table:table-cell office:value-type="float" office:value="5" calcext:value-type="float">
            <text:p>5</text:p>
          </table:table-cell>
          <table:table-cell office:value-type="float" office:value="1.691336" calcext:value-type="float">
            <text:p>1,691336</text:p>
          </table:table-cell>
          <table:table-cell table:formula="of:=[.K14]/[.K18]" office:value-type="float" office:value="5.11356347881202" calcext:value-type="float">
            <text:p>5,113563478812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30438" calcext:value-type="float">
            <text:p>0,230438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1.456514" calcext:value-type="float">
            <text:p>1,456514</text:p>
          </table:table-cell>
          <table:table-cell table:formula="of:=[.H14]/[.H19]" office:value-type="float" office:value="5.80891086525773" calcext:value-type="float">
            <text:p>5,80891086525773</text:p>
          </table:table-cell>
          <table:table-cell office:value-type="float" office:value="6" calcext:value-type="float">
            <text:p>6</text:p>
          </table:table-cell>
          <table:table-cell office:value-type="float" office:value="1.459544" calcext:value-type="float">
            <text:p>1,459544</text:p>
          </table:table-cell>
          <table:table-cell table:formula="of:=[.K14]/[.K19]" office:value-type="float" office:value="5.92565486206651" calcext:value-type="float">
            <text:p>5,925654862066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85705" calcext:value-type="float">
            <text:p>0,285705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1.665964" calcext:value-type="float">
            <text:p>1,665964</text:p>
          </table:table-cell>
          <table:table-cell table:formula="of:=[.H14]/[.H20]" office:value-type="float" office:value="5.07859713655277" calcext:value-type="float">
            <text:p>5,07859713655277</text:p>
          </table:table-cell>
          <table:table-cell office:value-type="float" office:value="7" calcext:value-type="float">
            <text:p>7</text:p>
          </table:table-cell>
          <table:table-cell office:value-type="float" office:value="1.869952" calcext:value-type="float">
            <text:p>1,869952</text:p>
          </table:table-cell>
          <table:table-cell table:formula="of:=[.K14]/[.K20]" office:value-type="float" office:value="4.62512085871723" calcext:value-type="float">
            <text:p>4,625120858717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57414" calcext:value-type="float">
            <text:p>0,257414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1.408918" calcext:value-type="float">
            <text:p>1,408918</text:p>
          </table:table-cell>
          <table:table-cell table:formula="of:=[.H14]/[.H21]" office:value-type="float" office:value="6.00514721225792" calcext:value-type="float">
            <text:p>6,00514721225792</text:p>
          </table:table-cell>
          <table:table-cell office:value-type="float" office:value="8" calcext:value-type="float">
            <text:p>8</text:p>
          </table:table-cell>
          <table:table-cell office:value-type="float" office:value="1.600306" calcext:value-type="float">
            <text:p>1,600306</text:p>
          </table:table-cell>
          <table:table-cell table:formula="of:=[.K14]/[.K21]" office:value-type="float" office:value="5.40443765129919" calcext:value-type="float">
            <text:p>5,404437651299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95464" calcext:value-type="float">
            <text:p>0,295464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1.341524" calcext:value-type="float">
            <text:p>1,341524</text:p>
          </table:table-cell>
          <table:table-cell table:formula="of:=[.H14]/[.H22]" office:value-type="float" office:value="6.3068271607515" calcext:value-type="float">
            <text:p>6,3068271607515</text:p>
          </table:table-cell>
          <table:table-cell office:value-type="float" office:value="9" calcext:value-type="float">
            <text:p>9</text:p>
          </table:table-cell>
          <table:table-cell office:value-type="float" office:value="1.562218" calcext:value-type="float">
            <text:p>1,562218</text:p>
          </table:table-cell>
          <table:table-cell table:formula="of:=[.K14]/[.K22]" office:value-type="float" office:value="5.5362017336889" calcext:value-type="float">
            <text:p>5,53620173368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64475" calcext:value-type="float">
            <text:p>0,264475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1.354961" calcext:value-type="float">
            <text:p>1,354961</text:p>
          </table:table-cell>
          <table:table-cell table:formula="of:=[.H14]/[.H23]" office:value-type="float" office:value="6.24428304578508" calcext:value-type="float">
            <text:p>6,24428304578508</text:p>
          </table:table-cell>
          <table:table-cell office:value-type="float" office:value="10" calcext:value-type="float">
            <text:p>10</text:p>
          </table:table-cell>
          <table:table-cell office:value-type="float" office:value="1.513992" calcext:value-type="float">
            <text:p>1,513992</text:p>
          </table:table-cell>
          <table:table-cell table:formula="of:=[.K14]/[.K23]" office:value-type="float" office:value="5.71254933975873" calcext:value-type="float">
            <text:p>5,712549339758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50977" calcext:value-type="float">
            <text:p>0,250977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1.36502" calcext:value-type="float">
            <text:p>1,36502</text:p>
          </table:table-cell>
          <table:table-cell table:formula="of:=[.H14]/[.H24]" office:value-type="float" office:value="6.19826815724312" calcext:value-type="float">
            <text:p>6,19826815724312</text:p>
          </table:table-cell>
          <table:table-cell office:value-type="float" office:value="11" calcext:value-type="float">
            <text:p>11</text:p>
          </table:table-cell>
          <table:table-cell office:value-type="float" office:value="1.530136" calcext:value-type="float">
            <text:p>1,530136</text:p>
          </table:table-cell>
          <table:table-cell table:formula="of:=[.K14]/[.K24]" office:value-type="float" office:value="5.65227796744865" calcext:value-type="float">
            <text:p>5,652277967448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65119" calcext:value-type="float">
            <text:p>0,965119</text:p>
          </table:table-cell>
          <table:table-cell office:value-type="float" office:value="0.247569" calcext:value-type="float">
            <text:p>0,247569</text:p>
          </table:table-cell>
          <table:table-cell office:value-type="float" office:value="9.039825" calcext:value-type="float">
            <text:p>9,039825</text:p>
          </table:table-cell>
          <table:table-cell office:value-type="float" office:value="1.26098" calcext:value-type="float">
            <text:p>1,26098</text:p>
          </table:table-cell>
          <table:table-cell table:formula="of:=[.H14]/[.H25]" office:value-type="float" office:value="6.70967025646719" calcext:value-type="float">
            <text:p>6,70967025646719</text:p>
          </table:table-cell>
          <table:table-cell office:value-type="float" office:value="12" calcext:value-type="float">
            <text:p>12</text:p>
          </table:table-cell>
          <table:table-cell office:value-type="float" office:value="1.534828" calcext:value-type="float">
            <text:p>1,534828</text:p>
          </table:table-cell>
          <table:table-cell table:formula="of:=[.K14]/[.K25]" office:value-type="float" office:value="5.63499884026093" calcext:value-type="float">
            <text:p>5,6349988402609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pu cores: 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Version 2 time (s) without -O3 with openmp (1000 * 1000)</text:p>
          </table:table-cell>
          <table:table-cell office:value-type="string" calcext:value-type="string">
            <text:p><text:span text:style-name="T1">Version 2 time (s) without -O3 with openmp </text:span>(50000*1000)</text:p>
          </table:table-cell>
          <table:table-cell office:value-type="string" calcext:value-type="string">
            <text:p>Version 2 time (s) without -O3 with openmp (1000*50000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005113" calcext:value-type="float">
            <text:p>0,005113</text:p>
          </table:table-cell>
          <table:table-cell office:value-type="float" office:value="0.229006" calcext:value-type="float">
            <text:p>0,229006</text:p>
          </table:table-cell>
          <table:table-cell office:value-type="float" office:value="0.214484" calcext:value-type="float">
            <text:p>0,21448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02627" calcext:value-type="float">
            <text:p>0,002627</text:p>
          </table:table-cell>
          <table:table-cell office:value-type="float" office:value="0.12582" calcext:value-type="float">
            <text:p>0,12582</text:p>
          </table:table-cell>
          <table:table-cell office:value-type="float" office:value="0.109798" calcext:value-type="float">
            <text:p>0,10979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001848" calcext:value-type="float">
            <text:p>0,001848</text:p>
          </table:table-cell>
          <table:table-cell office:value-type="float" office:value="0.082864" calcext:value-type="float">
            <text:p>0,082864</text:p>
          </table:table-cell>
          <table:table-cell office:value-type="float" office:value="0.078995" calcext:value-type="float">
            <text:p>0,07899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001394" calcext:value-type="float">
            <text:p>0,001394</text:p>
          </table:table-cell>
          <table:table-cell office:value-type="float" office:value="0.05837" calcext:value-type="float">
            <text:p>0,05837</text:p>
          </table:table-cell>
          <table:table-cell office:value-type="float" office:value="0.056251" calcext:value-type="float">
            <text:p>0,05625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001155" calcext:value-type="float">
            <text:p>0,001155</text:p>
          </table:table-cell>
          <table:table-cell office:value-type="float" office:value="0.049787" calcext:value-type="float">
            <text:p>0,049787</text:p>
          </table:table-cell>
          <table:table-cell office:value-type="float" office:value="0.045091" calcext:value-type="float">
            <text:p>0,04509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001483" calcext:value-type="float">
            <text:p>0,001483</text:p>
          </table:table-cell>
          <table:table-cell office:value-type="float" office:value="0.035562" calcext:value-type="float">
            <text:p>0,035562</text:p>
          </table:table-cell>
          <table:table-cell office:value-type="float" office:value="0.039046" calcext:value-type="float">
            <text:p>0,03904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001354" calcext:value-type="float">
            <text:p>0,001354</text:p>
          </table:table-cell>
          <table:table-cell office:value-type="float" office:value="0.058671" calcext:value-type="float">
            <text:p>0,058671</text:p>
          </table:table-cell>
          <table:table-cell office:value-type="float" office:value="0.060537" calcext:value-type="float">
            <text:p>0,06053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51429" calcext:value-type="float">
            <text:p>0,051429</text:p>
          </table:table-cell>
          <table:table-cell office:value-type="float" office:value="0.054675" calcext:value-type="float">
            <text:p>0,05467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002977" calcext:value-type="float">
            <text:p>0,002977</text:p>
          </table:table-cell>
          <table:table-cell office:value-type="float" office:value="0.061967" calcext:value-type="float">
            <text:p>0,061967</text:p>
          </table:table-cell>
          <table:table-cell office:value-type="float" office:value="0.049723" calcext:value-type="float">
            <text:p>0,04972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001112" calcext:value-type="float">
            <text:p>0,001112</text:p>
          </table:table-cell>
          <table:table-cell office:value-type="float" office:value="0.041092" calcext:value-type="float">
            <text:p>0,041092</text:p>
          </table:table-cell>
          <table:table-cell office:value-type="float" office:value="0.047567" calcext:value-type="float">
            <text:p>0,04756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0.003373" calcext:value-type="float">
            <text:p>0,003373</text:p>
          </table:table-cell>
          <table:table-cell office:value-type="float" office:value="0.038359" calcext:value-type="float">
            <text:p>0,038359</text:p>
          </table:table-cell>
          <table:table-cell office:value-type="float" office:value="0.046493" calcext:value-type="float">
            <text:p>0,04649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0.011706" calcext:value-type="float">
            <text:p>0,011706</text:p>
          </table:table-cell>
          <table:table-cell office:value-type="float" office:value="0.035861" calcext:value-type="float">
            <text:p>0,035861</text:p>
          </table:table-cell>
          <table:table-cell office:value-type="float" office:value="0.042977" calcext:value-type="float">
            <text:p>0,0429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14:18.833078303</meta:creation-date>
    <dc:date>2018-11-27T19:12:52.320371944</dc:date>
    <meta:editing-duration>PT1H17M38S</meta:editing-duration>
    <meta:editing-cycles>11</meta:editing-cycles>
    <meta:generator>LibreOffice/6.0.3.2$Linux_X86_64 LibreOffice_project/00m0$Build-2</meta:generator>
    <meta:document-statistic meta:table-count="1" meta:cell-count="2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49cm" svg:height="13.176cm" xlink:href=".." xlink:type="simple" chart:class="chart:line" chart:style-name="ch1">
        <chart:legend svg:x="4.797cm" svg:y="1.028cm" style:legend-expansion="custom" chartooo:width="4.799cm" chartooo:height="0.889cm" style:legend-expansion-aspect-ratio="5.39820022497188" chart:style-name="ch2"/>
        <chart:plot-area chart:style-name="ch3" table:cell-range-address="Sheet1.A1:Sheet1.E8" chart:data-source-has-labels="both" svg:x="0.446cm" svg:y="1.987cm" svg:width="11.229cm" svg:height="9.711cm">
          <chartooo:coordinate-region svg:x="2.169cm" svg:y="2.147cm" svg:width="9.393cm" svg:height="7.466cm"/>
          <chart:axis chart:dimension="x" chart:name="primary-x" chart:style-name="ch4" chartooo:axis-type="auto">
            <chartooo:date-scale/>
            <chart:title svg:x="3.758cm" svg:y="11.507cm" chart:style-name="ch5">
              <text:p>MATRIX[NB_ROWS, NB_COLUMNS]</text:p>
            </chart:title>
            <chart:categories table:cell-range-address="Sheet1.A2:Sheet1.A8"/>
          </chart:axis>
          <chart:axis chart:dimension="y" chart:name="primary-y" chart:style-name="ch4">
            <chart:title svg:x="0.877cm" svg:y="7.96cm" chart:style-name="ch6">
              <text:p>Time (secondes)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series chart:style-name="ch9" chart:values-cell-range-address="Sheet1.C2:Sheet1.C8" chart:label-cell-address="Sheet1.C1:Sheet1.C1" chart:class="chart:line">
            <chart:data-point chart:repeated="7"/>
          </chart:series>
          <chart:series chart:style-name="ch10" chart:values-cell-range-address="Sheet1.D2:Sheet1.D8" chart:label-cell-address="Sheet1.D1:Sheet1.D1" chart:class="chart:line">
            <chart:data-point chart:repeated="7"/>
          </chart:series>
          <chart:series chart:style-name="ch11" chart:values-cell-range-address="Sheet1.E2:Sheet1.E8" chart:label-cell-address="Sheet1.E1:Sheet1.E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 1 time (s)</text:p>
                <draw:g>
                  <svg:desc>Sheet1.B1:Sheet1.B1</svg:desc>
                </draw:g>
              </table:table-cell>
              <table:table-cell office:value-type="string">
                <text:p>Version 2 time (s)</text:p>
                <draw:g>
                  <svg:desc>Sheet1.C1:Sheet1.C1</svg:desc>
                </draw:g>
              </table:table-cell>
              <table:table-cell office:value-type="string">
                <text:p>Version 1 time(s) with auto vectorization (-O3)</text:p>
                <draw:g>
                  <svg:desc>Sheet1.D1:Sheet1.D1</svg:desc>
                </draw:g>
              </table:table-cell>
              <table:table-cell office:value-type="string">
                <text:p>Version 2 time(s) with auto vectorization (-O3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0000, 10000]</text:p>
                <draw:g>
                  <svg:desc>Sheet1.A2:Sheet1.A8</svg:desc>
                </draw:g>
              </table:table-cell>
              <table:table-cell office:value-type="float" office:value="1.583153">
                <text:p>1.583153</text:p>
                <draw:g>
                  <svg:desc>Sheet1.B2:Sheet1.B8</svg:desc>
                </draw:g>
              </table:table-cell>
              <table:table-cell office:value-type="float" office:value="0.516872">
                <text:p>0.516872</text:p>
                <draw:g>
                  <svg:desc>Sheet1.C2:Sheet1.C8</svg:desc>
                </draw:g>
              </table:table-cell>
              <table:table-cell office:value-type="float" office:value="1.573465">
                <text:p>1.573465</text:p>
                <draw:g>
                  <svg:desc>Sheet1.D2:Sheet1.D8</svg:desc>
                </draw:g>
              </table:table-cell>
              <table:table-cell office:value-type="float" office:value="0.038164">
                <text:p>0.038164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[15000, 15000]</text:p>
              </table:table-cell>
              <table:table-cell office:value-type="float" office:value="3.909639">
                <text:p>3.909639</text:p>
              </table:table-cell>
              <table:table-cell office:value-type="float" office:value="1.012787">
                <text:p>1.012787</text:p>
              </table:table-cell>
              <table:table-cell office:value-type="float" office:value="3.750684">
                <text:p>3.750684</text:p>
              </table:table-cell>
              <table:table-cell office:value-type="float" office:value="0.092878">
                <text:p>0.092878</text:p>
              </table:table-cell>
            </table:table-row>
            <table:table-row>
              <table:table-cell office:value-type="string">
                <text:p>[20000, 20000]</text:p>
              </table:table-cell>
              <table:table-cell office:value-type="float" office:value="8.100152">
                <text:p>8.100152</text:p>
              </table:table-cell>
              <table:table-cell office:value-type="float" office:value="1.871772">
                <text:p>1.871772</text:p>
              </table:table-cell>
              <table:table-cell office:value-type="float" office:value="6.747401">
                <text:p>6.747401</text:p>
              </table:table-cell>
              <table:table-cell office:value-type="float" office:value="0.134261">
                <text:p>0.134261</text:p>
              </table:table-cell>
            </table:table-row>
            <table:table-row>
              <table:table-cell office:value-type="string">
                <text:p>[25000, 25000]</text:p>
              </table:table-cell>
              <table:table-cell office:value-type="float" office:value="14.978578">
                <text:p>14.978578</text:p>
              </table:table-cell>
              <table:table-cell office:value-type="float" office:value="2.921892">
                <text:p>2.921892</text:p>
              </table:table-cell>
              <table:table-cell office:value-type="float" office:value="13.940706">
                <text:p>13.940706</text:p>
              </table:table-cell>
              <table:table-cell office:value-type="float" office:value="0.211169">
                <text:p>0.211169</text:p>
              </table:table-cell>
            </table:table-row>
            <table:table-row>
              <table:table-cell office:value-type="string">
                <text:p>[30000, 30000]</text:p>
              </table:table-cell>
              <table:table-cell office:value-type="float" office:value="21.625188">
                <text:p>21.625188</text:p>
              </table:table-cell>
              <table:table-cell office:value-type="float" office:value="4.065816">
                <text:p>4.065816</text:p>
              </table:table-cell>
              <table:table-cell office:value-type="float" office:value="20.82191">
                <text:p>20.82191</text:p>
              </table:table-cell>
              <table:table-cell office:value-type="float" office:value="0.353321">
                <text:p>0.353321</text:p>
              </table:table-cell>
            </table:table-row>
            <table:table-row>
              <table:table-cell office:value-type="string">
                <text:p>[35000, 35000]</text:p>
              </table:table-cell>
              <table:table-cell office:value-type="float" office:value="30.522555">
                <text:p>30.522555</text:p>
              </table:table-cell>
              <table:table-cell office:value-type="float" office:value="5.474082">
                <text:p>5.474082</text:p>
              </table:table-cell>
              <table:table-cell office:value-type="float" office:value="28.225434">
                <text:p>28.225434</text:p>
              </table:table-cell>
              <table:table-cell office:value-type="float" office:value="0.540764">
                <text:p>0.540764</text:p>
              </table:table-cell>
            </table:table-row>
            <table:table-row>
              <table:table-cell office:value-type="string">
                <text:p>[40000, 40000]</text:p>
              </table:table-cell>
              <table:table-cell office:value-type="float" office:value="52.777345">
                <text:p>52.777345</text:p>
              </table:table-cell>
              <table:table-cell office:value-type="float" office:value="7.325628">
                <text:p>7.325628</text:p>
              </table:table-cell>
              <table:table-cell office:value-type="float" office:value="44.00946">
                <text:p>44.00946</text:p>
              </table:table-cell>
              <table:table-cell office:value-type="float" office:value="0.748223">
                <text:p>0.748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49cm" svg:height="15.728cm" xlink:href=".." xlink:type="simple" chart:class="chart:line" chart:style-name="ch1">
        <chart:legend svg:x="0.794cm" svg:y="0cm" style:legend-expansion="custom" chartooo:width="12.998cm" chartooo:height="4.509cm" style:legend-expansion-aspect-ratio="2.8826790862719" chart:style-name="ch2"/>
        <chart:plot-area chart:style-name="ch3" table:cell-range-address="Sheet1.D13:Sheet1.F25" chart:data-source-has-labels="both" svg:x="1.442cm" svg:y="4.692cm" svg:width="10.306cm" svg:height="7.348cm">
          <chartooo:coordinate-region svg:x="2.169cm" svg:y="4.853cm" svg:width="9.392cm" svg:height="6.619cm"/>
          <chart:axis chart:dimension="x" chart:name="primary-x" chart:style-name="ch4" chartooo:axis-type="auto">
            <chartooo:date-scale/>
            <chart:title svg:x="3.758cm" svg:y="13.735cm" chart:style-name="ch5">
              <text:p>MATRIX[NB_ROWS, NB_COLUMNS]</text:p>
            </chart:title>
            <chart:categories table:cell-range-address="Sheet1.D14:Sheet1.D25"/>
          </chart:axis>
          <chart:axis chart:dimension="y" chart:name="primary-y" chart:style-name="ch4">
            <chart:title svg:x="0.877cm" svg:y="9.499cm" chart:style-name="ch6">
              <text:p>Time (secondes)</text:p>
            </chart:title>
            <chart:grid chart:style-name="ch7" chart:class="major"/>
          </chart:axis>
          <chart:series chart:style-name="ch8" chart:values-cell-range-address="Sheet1.E14:Sheet1.E25" chart:label-cell-address="Sheet1.E13:Sheet1.E13" chart:class="chart:line">
            <chart:data-point chart:repeated="12"/>
          </chart:series>
          <chart:series chart:style-name="ch9" chart:values-cell-range-address="Sheet1.F14:Sheet1.F25" chart:label-cell-address="Sheet1.F13:Sheet1.F1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 2 time(s) with -O3</text:p>
                <draw:g>
                  <svg:desc>Sheet1.E13:Sheet1.E13</svg:desc>
                </draw:g>
              </table:table-cell>
              <table:table-cell office:value-type="string">
                <text:p>Version 2 time(s) with -O3 and with openmp</text:p>
                <draw:g>
                  <svg:desc>Sheet1.F13:Sheet1.F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14:Sheet1.D25</svg:desc>
                </draw:g>
              </table:table-cell>
              <table:table-cell office:value-type="float" office:value="0.965119">
                <text:p>0.965119</text:p>
                <draw:g>
                  <svg:desc>Sheet1.E14:Sheet1.E25</svg:desc>
                </draw:g>
              </table:table-cell>
              <table:table-cell office:value-type="float" office:value="0.970354">
                <text:p>0.970354</text:p>
                <draw:g>
                  <svg:desc>Sheet1.F14:Sheet1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5119">
                <text:p>0.965119</text:p>
              </table:table-cell>
              <table:table-cell office:value-type="float" office:value="0.508833">
                <text:p>0.5088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65119">
                <text:p>0.965119</text:p>
              </table:table-cell>
              <table:table-cell office:value-type="float" office:value="0.344952">
                <text:p>0.3449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5119">
                <text:p>0.965119</text:p>
              </table:table-cell>
              <table:table-cell office:value-type="float" office:value="0.27695">
                <text:p>0.276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5119">
                <text:p>0.965119</text:p>
              </table:table-cell>
              <table:table-cell office:value-type="float" office:value="0.222897">
                <text:p>0.2228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5119">
                <text:p>0.965119</text:p>
              </table:table-cell>
              <table:table-cell office:value-type="float" office:value="0.230438">
                <text:p>0.2304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5119">
                <text:p>0.965119</text:p>
              </table:table-cell>
              <table:table-cell office:value-type="float" office:value="0.285705">
                <text:p>0.2857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5119">
                <text:p>0.965119</text:p>
              </table:table-cell>
              <table:table-cell office:value-type="float" office:value="0.257414">
                <text:p>0.2574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5119">
                <text:p>0.965119</text:p>
              </table:table-cell>
              <table:table-cell office:value-type="float" office:value="0.295464">
                <text:p>0.2954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5119">
                <text:p>0.965119</text:p>
              </table:table-cell>
              <table:table-cell office:value-type="float" office:value="0.264475">
                <text:p>0.2644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65119">
                <text:p>0.96511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5119">
                <text:p>0.965119</text:p>
              </table:table-cell>
              <table:table-cell office:value-type="float" office:value="0.247569">
                <text:p>0.247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49cm" svg:height="15.728cm" xlink:href=".." xlink:type="simple" chart:class="chart:line" chart:style-name="ch1">
        <chart:legend svg:x="0.794cm" svg:y="0cm" style:legend-expansion="custom" chartooo:width="12.998cm" chartooo:height="4.509cm" style:legend-expansion-aspect-ratio="2.8826790862719" chart:style-name="ch2"/>
        <chart:plot-area chart:style-name="ch3" table:cell-range-address="Sheet1.D14:Sheet1.D25 Sheet1.G13:Sheet1.H25 Sheet1.K13:Sheet1.K25" chart:data-source-has-labels="both" svg:x="1.548cm" svg:y="4.692cm" svg:width="10.2cm" svg:height="7.348cm">
          <chartooo:coordinate-region svg:x="2.169cm" svg:y="4.853cm" svg:width="9.392cm" svg:height="6.619cm"/>
          <chart:axis chart:dimension="x" chart:name="primary-x" chart:style-name="ch4" chartooo:axis-type="auto">
            <chartooo:date-scale/>
            <chart:title svg:x="3.758cm" svg:y="13.735cm" chart:style-name="ch5">
              <text:p>MATRIX[NB_ROWS, NB_COLUMNS]</text:p>
            </chart:title>
            <chart:categories table:cell-range-address="Sheet1.D14:Sheet1.D25"/>
          </chart:axis>
          <chart:axis chart:dimension="y" chart:name="primary-y" chart:style-name="ch4">
            <chart:title svg:x="0.877cm" svg:y="9.497cm" chart:style-name="ch6">
              <text:p>Time (secondes)</text:p>
            </chart:title>
            <chart:grid chart:style-name="ch7" chart:class="major"/>
          </chart:axis>
          <chart:series chart:style-name="ch8" chart:values-cell-range-address="Sheet1.G14:Sheet1.G25" chart:label-cell-address="Sheet1.G13:Sheet1.G13" chart:class="chart:line">
            <chart:data-point chart:repeated="12"/>
          </chart:series>
          <chart:series chart:style-name="ch9" chart:values-cell-range-address="Sheet1.H14:Sheet1.H25" chart:label-cell-address="Sheet1.H13:Sheet1.H13" chart:class="chart:line">
            <chart:data-point chart:repeated="12"/>
          </chart:series>
          <chart:series chart:style-name="ch10" chart:values-cell-range-address="Sheet1.K14:Sheet1.K25" chart:label-cell-address="Sheet1.K13:Sheet1.K1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 2 time(s) without -O3</text:p>
                <draw:g>
                  <svg:desc>Sheet1.G13:Sheet1.G13</svg:desc>
                </draw:g>
              </table:table-cell>
              <table:table-cell office:value-type="string">
                <text:p>Version 2 time(s) without -O3 and with (openmp)</text:p>
                <draw:g>
                  <svg:desc>Sheet1.H13:Sheet1.H13</svg:desc>
                </draw:g>
              </table:table-cell>
              <table:table-cell office:value-type="string">
                <text:p>computing time version 2 with pthreads</text:p>
                <draw:g>
                  <svg:desc>Sheet1.K13:Sheet1.K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14:Sheet1.D25</svg:desc>
                </draw:g>
              </table:table-cell>
              <table:table-cell office:value-type="float" office:value="9.039825">
                <text:p>9.039825</text:p>
                <draw:g>
                  <svg:desc>Sheet1.G14:Sheet1.G25</svg:desc>
                </draw:g>
              </table:table-cell>
              <table:table-cell office:value-type="float" office:value="8.46076">
                <text:p>8.46076</text:p>
                <draw:g>
                  <svg:desc>Sheet1.H14:Sheet1.H25</svg:desc>
                </draw:g>
              </table:table-cell>
              <table:table-cell office:value-type="float" office:value="8.648754">
                <text:p>8.648754</text:p>
                <draw:g>
                  <svg:desc>Sheet1.K14:Sheet1.K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039825">
                <text:p>9.039825</text:p>
              </table:table-cell>
              <table:table-cell office:value-type="float" office:value="4.271187">
                <text:p>4.271187</text:p>
              </table:table-cell>
              <table:table-cell office:value-type="float" office:value="4.133991">
                <text:p>4.1339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039825">
                <text:p>9.039825</text:p>
              </table:table-cell>
              <table:table-cell office:value-type="float" office:value="2.870387">
                <text:p>2.870387</text:p>
              </table:table-cell>
              <table:table-cell office:value-type="float" office:value="2.844074">
                <text:p>2.8440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039825">
                <text:p>9.039825</text:p>
              </table:table-cell>
              <table:table-cell office:value-type="float" office:value="2.078142">
                <text:p>2.078142</text:p>
              </table:table-cell>
              <table:table-cell office:value-type="float" office:value="2.104724">
                <text:p>2.1047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039825">
                <text:p>9.039825</text:p>
              </table:table-cell>
              <table:table-cell office:value-type="float" office:value="1.622367">
                <text:p>1.622367</text:p>
              </table:table-cell>
              <table:table-cell office:value-type="float" office:value="1.691336">
                <text:p>1.6913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039825">
                <text:p>9.039825</text:p>
              </table:table-cell>
              <table:table-cell office:value-type="float" office:value="1.456514">
                <text:p>1.456514</text:p>
              </table:table-cell>
              <table:table-cell office:value-type="float" office:value="1.459544">
                <text:p>1.4595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039825">
                <text:p>9.039825</text:p>
              </table:table-cell>
              <table:table-cell office:value-type="float" office:value="1.665964">
                <text:p>1.665964</text:p>
              </table:table-cell>
              <table:table-cell office:value-type="float" office:value="1.869952">
                <text:p>1.8699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039825">
                <text:p>9.039825</text:p>
              </table:table-cell>
              <table:table-cell office:value-type="float" office:value="1.408918">
                <text:p>1.408918</text:p>
              </table:table-cell>
              <table:table-cell office:value-type="float" office:value="1.600306">
                <text:p>1.6003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039825">
                <text:p>9.039825</text:p>
              </table:table-cell>
              <table:table-cell office:value-type="float" office:value="1.341524">
                <text:p>1.341524</text:p>
              </table:table-cell>
              <table:table-cell office:value-type="float" office:value="1.562218">
                <text:p>1.562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039825">
                <text:p>9.039825</text:p>
              </table:table-cell>
              <table:table-cell office:value-type="float" office:value="1.354961">
                <text:p>1.354961</text:p>
              </table:table-cell>
              <table:table-cell office:value-type="float" office:value="1.513992">
                <text:p>1.5139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039825">
                <text:p>9.039825</text:p>
              </table:table-cell>
              <table:table-cell office:value-type="float" office:value="1.36502">
                <text:p>1.36502</text:p>
              </table:table-cell>
              <table:table-cell office:value-type="float" office:value="1.530136">
                <text:p>1.5301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039825">
                <text:p>9.039825</text:p>
              </table:table-cell>
              <table:table-cell office:value-type="float" office:value="1.26098">
                <text:p>1.26098</text:p>
              </table:table-cell>
              <table:table-cell office:value-type="float" office:value="1.534828">
                <text:p>1.534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49cm" svg:height="15.728cm" xlink:href=".." xlink:type="simple" chart:class="chart:line" chart:column-mapping="1 0 2" chart:style-name="ch1">
        <chart:legend svg:x="0.794cm" svg:y="0cm" style:legend-expansion="custom" chartooo:width="12.998cm" chartooo:height="4.509cm" style:legend-expansion-aspect-ratio="2.8826790862719" chart:style-name="ch2"/>
        <chart:plot-area chart:style-name="ch3" table:cell-range-address="Sheet1.D14:Sheet1.D25 Sheet1.I13:Sheet1.J25 Sheet1.L13:Sheet1.L25" chart:data-source-has-labels="both" svg:x="1.548cm" svg:y="4.692cm" svg:width="10.2cm" svg:height="7.348cm">
          <chartooo:coordinate-region svg:x="2.169cm" svg:y="4.853cm" svg:width="9.392cm" svg:height="6.619cm"/>
          <chart:axis chart:dimension="x" chart:name="primary-x" chart:style-name="ch4" chartooo:axis-type="auto">
            <chartooo:date-scale/>
            <chart:title svg:x="3.758cm" svg:y="13.735cm" chart:style-name="ch5">
              <text:p>MATRIX[NB_ROWS, NB_COLUMNS]</text:p>
            </chart:title>
            <chart:categories table:cell-range-address="Sheet1.D14:Sheet1.D25"/>
          </chart:axis>
          <chart:axis chart:dimension="y" chart:name="primary-y" chart:style-name="ch4">
            <chart:title svg:x="0.877cm" svg:y="9.495cm" chart:style-name="ch6">
              <text:p>Time (secondes)</text:p>
            </chart:title>
            <chart:grid chart:style-name="ch7" chart:class="major"/>
          </chart:axis>
          <chart:series chart:style-name="ch8" chart:values-cell-range-address="Sheet1.J14:Sheet1.J25" chart:label-cell-address="Sheet1.J13:Sheet1.J13" chart:class="chart:line">
            <chart:data-point chart:repeated="12"/>
          </chart:series>
          <chart:series chart:style-name="ch9" chart:values-cell-range-address="Sheet1.I14:Sheet1.I25" chart:label-cell-address="Sheet1.I13:Sheet1.I13" chart:class="chart:line">
            <chart:data-point chart:repeated="12"/>
          </chart:series>
          <chart:series chart:style-name="ch10" chart:values-cell-range-address="Sheet1.L14:Sheet1.L25" chart:label-cell-address="Sheet1.L13:Sheet1.L1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acceleration</text:p>
                <draw:g>
                  <svg:desc>Sheet1.J13:Sheet1.J13</svg:desc>
                </draw:g>
              </table:table-cell>
              <table:table-cell office:value-type="string">
                <text:p>acceleration version 2 without -O3 and with openmp</text:p>
                <draw:g>
                  <svg:desc>Sheet1.I13:Sheet1.I13</svg:desc>
                </draw:g>
              </table:table-cell>
              <table:table-cell office:value-type="string">
                <text:p>acceleration version 2 with pthreads</text:p>
                <draw:g>
                  <svg:desc>Sheet1.L13:Sheet1.L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14:Sheet1.D25</svg:desc>
                </draw:g>
              </table:table-cell>
              <table:table-cell office:value-type="float" office:value="1">
                <text:p>1</text:p>
                <draw:g>
                  <svg:desc>Sheet1.J14:Sheet1.J25</svg:desc>
                </draw:g>
              </table:table-cell>
              <table:table-cell office:value-type="float" office:value="1">
                <text:p>1</text:p>
                <draw:g>
                  <svg:desc>Sheet1.I14:Sheet1.I25</svg:desc>
                </draw:g>
              </table:table-cell>
              <table:table-cell office:value-type="float" office:value="1">
                <text:p>1</text:p>
                <draw:g>
                  <svg:desc>Sheet1.L14:Sheet1.L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08919628197">
                <text:p>1.9808919628197</text:p>
              </table:table-cell>
              <table:table-cell office:value-type="float" office:value="2.09210760255646">
                <text:p>2.092107602556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4760253582531">
                <text:p>2.94760253582531</text:p>
              </table:table-cell>
              <table:table-cell office:value-type="float" office:value="3.04097361742346">
                <text:p>3.040973617423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07130985274346">
                <text:p>4.07130985274346</text:p>
              </table:table-cell>
              <table:table-cell office:value-type="float" office:value="4.10921051881387">
                <text:p>4.109210518813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21507155902456">
                <text:p>5.21507155902456</text:p>
              </table:table-cell>
              <table:table-cell office:value-type="float" office:value="5.11356347881202">
                <text:p>5.113563478812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0891086525773">
                <text:p>5.80891086525773</text:p>
              </table:table-cell>
              <table:table-cell office:value-type="float" office:value="5.92565486206651">
                <text:p>5.925654862066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07859713655277">
                <text:p>5.07859713655277</text:p>
              </table:table-cell>
              <table:table-cell office:value-type="float" office:value="4.62512085871723">
                <text:p>4.625120858717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00514721225792">
                <text:p>6.00514721225792</text:p>
              </table:table-cell>
              <table:table-cell office:value-type="float" office:value="5.40443765129919">
                <text:p>5.404437651299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3068271607515">
                <text:p>6.3068271607515</text:p>
              </table:table-cell>
              <table:table-cell office:value-type="float" office:value="5.5362017336889">
                <text:p>5.53620173368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24428304578508">
                <text:p>6.24428304578508</text:p>
              </table:table-cell>
              <table:table-cell office:value-type="float" office:value="5.71254933975873">
                <text:p>5.712549339758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19826815724312">
                <text:p>6.19826815724312</text:p>
              </table:table-cell>
              <table:table-cell office:value-type="float" office:value="5.65227796744865">
                <text:p>5.652277967448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70967025646719">
                <text:p>6.70967025646719</text:p>
              </table:table-cell>
              <table:table-cell office:value-type="float" office:value="5.63499884026093">
                <text:p>5.634998840260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